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80bc" officeooo:paragraph-rsid="002780bc"/>
    </style:style>
    <style:style style:name="P2" style:family="paragraph" style:parent-style-name="Standard">
      <style:text-properties officeooo:rsid="0028a92d" officeooo:paragraph-rsid="0028a92d"/>
    </style:style>
    <style:style style:name="T1" style:family="text">
      <style:text-properties officeooo:rsid="002a8f63"/>
    </style:style>
    <style:style style:name="T2" style:family="text">
      <style:text-properties officeooo:rsid="002b3b0d"/>
    </style:style>
    <style:style style:name="T3" style:family="text">
      <style:text-properties officeooo:rsid="002b6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поехал домой, но там типо в подъезде его ждал труп, смерть которого была похожа на смерти в той пещере.</text:p>
      <text:p text:style-name="P2">Допрос, после которого его отпустили, так как не было доказательств. <text:span text:style-name="T1">В этом допросе был Crystal Wing, Dreamspinner, пара пегасов и единорог. И из-за наличия Dreamspinner’а его и отпустили.</text:span><text:span text:style-name="T2">(именно по этому Crystal Wing разозлится и потом пойдёт на то, чтобы поймать Оппла за спиной Dreamspinner, чтобы доказать правду)</text:span><text:span text:style-name="T3">(из-за чего и Dreamspinner и будет искать их и появится на настоящем допросе)</text:span>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07T20:26:46.041236871</dc:date>
    <meta:editing-duration>PT1H22M38S</meta:editing-duration>
    <meta:editing-cycles>21</meta:editing-cycles>
    <meta:document-statistic meta:table-count="0" meta:image-count="0" meta:object-count="0" meta:page-count="1" meta:paragraph-count="4" meta:word-count="81" meta:character-count="512" meta:non-whitespace-character-count="435"/>
  </office:meta>
</office:document-meta>
</file>